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85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ADCS / Navigation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5+5" office:value-type="float" office:value="10" calcext:value-type="float">
            <text:p>10</text:p>
          </table:table-cell>
          <table:table-cell table:formula="of:=SUMPRODUCT([.B1:.D1];[.B$10:.D$10])/100" office:value-type="float" office:value="7.99" calcext:value-type="float">
            <text:p>7.99</text:p>
          </table:table-cell>
          <table:table-cell table:formula="of:=[.E1]/[.$E$11]" office:value-type="percentage" office:value="0.1598" calcext:value-type="percentage">
            <text:p>15.98%</text:p>
          </table:table-cell>
        </table:table-row>
        <table:table-row table:style-name="ro1">
          <table:table-cell office:value-type="string" calcext:value-type="string">
            <text:p>COMM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SUMPRODUCT([.B2:.D2];[.B$10:.D$10])/100" office:value-type="float" office:value="6.63" calcext:value-type="float">
            <text:p>6.63</text:p>
          </table:table-cell>
          <table:table-cell table:formula="of:=[.E2]/[.$E$11]" office:value-type="percentage" office:value="0.1326" calcext:value-type="percentage">
            <text:p>13.26%</text:p>
          </table:table-cell>
        </table:table-row>
        <table:table-row table:style-name="ro1"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SUMPRODUCT([.B3:.D3];[.B$10:.D$10])/100" office:value-type="float" office:value="4.98" calcext:value-type="float">
            <text:p>4.98</text:p>
          </table:table-cell>
          <table:table-cell table:formula="of:=[.E3]/[.$E$11]" office:value-type="percentage" office:value="0.0996" calcext:value-type="percentage">
            <text:p>9.96%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table:formula="of:=SUMPRODUCT([.B4:.D4];[.B$10:.D$10])/100" office:value-type="float" office:value="4.73" calcext:value-type="float">
            <text:p>4.73</text:p>
          </table:table-cell>
          <table:table-cell table:formula="of:=[.E4]/[.$E$11]" office:value-type="percentage" office:value="0.0946" calcext:value-type="percentage">
            <text:p>9.46%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PRODUCT([.B5:.D5];[.B$10:.D$10])/100" office:value-type="float" office:value="4.01" calcext:value-type="float">
            <text:p>4.01</text:p>
          </table:table-cell>
          <table:table-cell table:formula="of:=[.E5]/[.$E$11]" office:value-type="percentage" office:value="0.0802" calcext:value-type="percentage">
            <text:p>8.02%</text:p>
          </table:table-cell>
        </table:table-row>
        <table:table-row table:style-name="ro1">
          <table:table-cell office:value-type="string" calcext:value-type="string">
            <text:p>Thermal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PRODUCT([.B6:.D6];[.B$10:.D$10])/100" office:value-type="float" office:value="2.89" calcext:value-type="float">
            <text:p>2.89</text:p>
          </table:table-cell>
          <table:table-cell table:formula="of:=[.E6]/[.$E$11]" office:value-type="percentage" office:value="0.0578" calcext:value-type="percentage">
            <text:p>5.78%</text:p>
          </table:table-cell>
        </table:table-row>
        <table:table-row table:style-name="ro1">
          <table:table-cell office:value-type="string" calcext:value-type="string">
            <text:p>OBDH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SUMPRODUCT([.B7:.D7];[.B$10:.D$10])/100" office:value-type="float" office:value="0.96" calcext:value-type="float">
            <text:p>0.96</text:p>
          </table:table-cell>
          <table:table-cell table:formula="of:=[.E7]/[.$E$11]" office:value-type="percentage" office:value="0.0192" calcext:value-type="percentage">
            <text:p>1.92%</text:p>
          </table:table-cell>
        </table:table-row>
        <table:table-row table:style-name="ro1">
          <table:table-cell office:value-type="string" calcext:value-type="string">
            <text:p>Launch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SUMPRODUCT([.B8:.D8];[.B$10:.D$10])/100" office:value-type="float" office:value="0.96" calcext:value-type="float">
            <text:p>0.96</text:p>
          </table:table-cell>
          <table:table-cell table:formula="of:=[.E8]/[.$E$11]" office:value-type="percentage" office:value="0.0192" calcext:value-type="percentage">
            <text:p>1.92%</text:p>
          </table:table-cell>
        </table:table-row>
        <table:table-row table:style-name="ro1">
          <table:table-cell office:value-type="string" calcext:value-type="string">
            <text:p>Unclear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SUMPRODUCT([.B9:.D9];[.B$10:.D$10])/100" office:value-type="float" office:value="16.85" calcext:value-type="float">
            <text:p>16.85</text:p>
          </table:table-cell>
          <table:table-cell table:formula="of:=[.E9]/[.$E$11]" office:value-type="percentage" office:value="0.337" calcext:value-type="percentage">
            <text:p>33.70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SUM([.B10:.D10])" office:value-type="float" office:value="50" calcext:value-type="float">
            <text:p>50</text:p>
          </table:table-cell>
          <table:table-cell table:style-name="Default"/>
        </table:table-row>
        <table:table-row table:style-name="ro1">
          <table:table-cell table:number-columns-repeated="4"/>
          <table:table-cell table:formula="of:=SUM([.E1:.E9])" office:value-type="float" office:value="50" calcext:value-type="float">
            <text:p>50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E8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20:57:45.275361145</meta:creation-date>
    <dc:date>2021-06-24T21:04:55.142335652</dc:date>
    <meta:editing-duration>PT7M10S</meta:editing-duration>
    <meta:editing-cycles>1</meta:editing-cycles>
    <meta:document-statistic meta:table-count="1" meta:cell-count="52" meta:object-count="0"/>
    <meta:generator>LibreOffice/6.4.7.2$Linux_X86_64 LibreOffice_project/40$Build-2</meta:generator>
  </office:meta>
</office:document-meta>
</file>